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3c4f0"/>
    </style:style>
    <style:style style:name="P2" style:family="paragraph" style:parent-style-name="Standard">
      <style:text-properties officeooo:paragraph-rsid="0003fb93"/>
    </style:style>
    <style:style style:name="P3" style:family="paragraph" style:parent-style-name="Standard">
      <style:text-properties officeooo:paragraph-rsid="00053f70"/>
    </style:style>
    <style:style style:name="T1" style:family="text">
      <style:text-properties officeooo:rsid="0003c4f0"/>
    </style:style>
    <style:style style:name="T2" style:family="text">
      <style:text-properties officeooo:rsid="0003fb93"/>
    </style:style>
    <style:style style:name="T3" style:family="text">
      <style:text-properties officeooo:rsid="00053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Trabalhando com o git:</text:span></text:p>
      <text:p text:style-name="Standard"/>
      <text:p text:style-name="P1"><text:span text:style-name="T1">git init</text:span></text:p>
      <text:p text:style-name="Standard"/>
      <text:p text:style-name="P1"><text:span text:style-name="T1">git config --global user.name "fireballc2d"</text:span></text:p>
      <text:p text:style-name="P1"><text:span text:style-name="T1">git config --global user.email "italiano_cxs@hotmail.com"</text:span></text:p>
      <text:p text:style-name="Standard"/>
      <text:p text:style-name="P1"><text:a xlink:type="simple" xlink:href="https://github.com/fireballc2d/tarefa1.git"><text:span text:style-name="T1">https://github.com/fireballc2d/tarefa1.git</text:span></text:a></text:p>
      <text:p text:style-name="P1"><text:span text:style-name="T1"/></text:p>
      <text:p text:style-name="P2"><text:span text:style-name="T2">git add .</text:span></text:p>
      <text:p text:style-name="P2"><text:span text:style-name="T2">git commit -m "Versao alpha tarefa1"</text:span></text:p>
      <text:p text:style-name="P2"><text:span text:style-name="T2">git remote add origin </text:span><text:a xlink:type="simple" xlink:href="https://github.com/fireballc2d/tarefa1.git"><text:span text:style-name="T2">https://github.com/fireballc2d/tarefa1.git</text:span></text:a></text:p>
      <text:p text:style-name="P2"><text:span text:style-name="T2">git push origin master <text:s text:c="2"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>Comando para compilação:</text:span></text:p>
      <text:p text:style-name="P3"><text:span text:style-name="T3">gcc comp.c -o comp -lm -Wall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09:03</meta:creation-date>
    <dc:date>2013-04-21T14:42:36</dc:date>
    <meta:editing-duration>PT31M17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11" meta:word-count="46" meta:character-count="358" meta:non-whitespace-character-count="322"/>
  </office:meta>
</office:document-meta>
</file>